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versiebeheer" style:family="table">
      <style:table-properties style:width="6.6951in" table:align="margins"/>
    </style:style>
    <style:style style:name="versiebeheer.A" style:family="table-column">
      <style:table-column-properties style:column-width="1.6736in" style:rel-column-width="16383*"/>
    </style:style>
    <style:style style:name="versiebeheer.D" style:family="table-column">
      <style:table-column-properties style:column-width="1.6743in" style:rel-column-width="16386*"/>
    </style:style>
    <style:style style:name="versiebeheer.A1" style:family="table-cell">
      <style:table-cell-properties fo:background-color="#03939c" fo:padding="0.1in" fo:border-left="0.05pt solid #000000" fo:border-right="none" fo:border-top="0.05pt solid #000000" fo:border-bottom="0.05pt solid #000000">
        <style:background-image/>
      </style:table-cell-properties>
    </style:style>
    <style:style style:name="versiebeheer.D1" style:family="table-cell">
      <style:table-cell-properties fo:background-color="#03939c" fo:padding="0.1in" fo:border="0.05pt solid #000000">
        <style:background-image/>
      </style:table-cell-properties>
    </style:style>
    <style:style style:name="versiebeheer.A2" style:family="table-cell">
      <style:table-cell-properties fo:padding="0.1in" fo:border-left="0.05pt solid #000000" fo:border-right="none" fo:border-top="none" fo:border-bottom="0.05pt solid #000000"/>
    </style:style>
    <style:style style:name="versiebeheer.B2" style:family="table-cell">
      <style:table-cell-properties fo:padding="0.1in" fo:border-left="0.05pt solid #000000" fo:border-right="none" fo:border-top="none" fo:border-bottom="0.05pt solid #000000"/>
    </style:style>
    <style:style style:name="versiebeheer.C2" style:family="table-cell">
      <style:table-cell-properties fo:padding="0.1in" fo:border-left="0.05pt solid #000000" fo:border-right="none" fo:border-top="none" fo:border-bottom="0.05pt solid #000000"/>
    </style:style>
    <style:style style:name="versiebeheer.D2" style:family="table-cell">
      <style:table-cell-properties fo:padding="0.1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P2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Header">
      <style:paragraph-properties fo:text-align="start" style:justify-single-word="false"/>
      <style:text-properties officeooo:rsid="003f434b" officeooo:paragraph-rsid="003f434b"/>
    </style:style>
    <style:style style:name="P5" style:family="paragraph" style:parent-style-name="Header">
      <style:paragraph-properties fo:text-align="start" style:justify-single-word="false"/>
      <style:text-properties officeooo:rsid="00414101" officeooo:paragraph-rsid="00414101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text-properties officeooo:rsid="003e7641" officeooo:paragraph-rsid="003e7641"/>
    </style:style>
    <style:style style:name="P8" style:family="paragraph" style:parent-style-name="Text_20_body">
      <style:text-properties officeooo:rsid="000aceb9" officeooo:paragraph-rsid="000aceb9"/>
    </style:style>
    <style:style style:name="P9" style:family="paragraph" style:parent-style-name="Text_20_body">
      <style:text-properties officeooo:rsid="000c6068" officeooo:paragraph-rsid="000c6068"/>
    </style:style>
    <style:style style:name="P10" style:family="paragraph" style:parent-style-name="Text_20_body">
      <style:text-properties officeooo:rsid="003464cf" officeooo:paragraph-rsid="003464cf"/>
    </style:style>
    <style:style style:name="P11" style:family="paragraph" style:parent-style-name="Subtitle">
      <style:text-properties officeooo:rsid="000aceb9" officeooo:paragraph-rsid="000aceb9"/>
    </style:style>
    <style:style style:name="P1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er">
      <style:paragraph-properties fo:text-align="start" style:justify-single-word="false" fo:break-before="page"/>
      <style:text-properties fo:color="#737b7e" style:font-name="Open Sans" fo:font-size="18.2000007629395pt" fo:font-weight="normal" officeooo:rsid="003464cf" officeooo:paragraph-rsid="00414101" style:font-name-asian="WenQuanYi Micro Hei" style:font-size-asian="18.2000007629395pt" style:font-weight-asian="bold" style:font-name-complex="FreeSans" style:font-size-complex="18.2000007629395pt" style:font-weight-complex="600"/>
    </style:style>
    <style:style style:name="P15" style:family="paragraph" style:parent-style-name="Table_20_Heading">
      <style:text-properties fo:color="#ffffff" officeooo:rsid="00414101" officeooo:paragraph-rsid="00414101"/>
    </style:style>
    <style:style style:name="P16" style:family="paragraph" style:parent-style-name="Table_20_Contents">
      <style:text-properties officeooo:rsid="00416d9d" officeooo:paragraph-rsid="00416d9d"/>
    </style:style>
    <style:style style:name="P17" style:family="paragraph" style:parent-style-name="Table_20_Contents">
      <style:paragraph-properties fo:text-align="start" style:justify-single-word="false"/>
      <style:text-properties fo:font-style="italic" officeooo:rsid="0041dff9" officeooo:paragraph-rsid="0041dff9" style:font-style-asian="italic" style:font-style-complex="italic"/>
    </style:style>
    <style:style style:name="P18" style:family="paragraph" style:parent-style-name="Title" style:master-page-name="First_20_Page">
      <style:paragraph-properties style:page-number="auto"/>
      <style:text-properties officeooo:rsid="000aceb9"/>
    </style:style>
    <style:style style:name="P19" style:family="paragraph" style:parent-style-name="Heading_20_1" style:master-page-name="Rapport">
      <style:paragraph-properties style:page-number="1"/>
      <style:text-properties officeooo:rsid="003464cf" officeooo:paragraph-rsid="003464cf"/>
    </style:style>
    <style:style style:name="P20" style:family="paragraph" style:parent-style-name="Header">
      <style:paragraph-properties fo:text-align="start" style:justify-single-word="false"/>
      <style:text-properties officeooo:paragraph-rsid="004534c0"/>
    </style:style>
    <style:style style:name="P21" style:family="paragraph" style:parent-style-name="Table_20_Contents" style:list-style-name="L1">
      <style:text-properties officeooo:rsid="00416d9d" officeooo:paragraph-rsid="00416d9d"/>
    </style:style>
    <style:style style:name="T1" style:family="text">
      <style:text-properties officeooo:rsid="0022862c"/>
    </style:style>
    <style:style style:name="T2" style:family="text">
      <style:text-properties officeooo:rsid="002f8b9c"/>
    </style:style>
    <style:style style:name="T3" style:family="text">
      <style:text-properties officeooo:rsid="0046b67a"/>
    </style:style>
    <style:style style:name="T4" style:family="text">
      <style:text-properties officeooo:rsid="0047d4a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&lt;titel&gt;</text:p>
      <text:p text:style-name="P11">&lt;subtitel&gt;</text:p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&lt;naam&gt; – &lt;studentnummer&gt;</text:p>
      <text:p text:style-name="P20">&lt;klas&gt;</text:p>
      <text:p text:style-name="P20">&lt;groepsnummer (indien nodig)&gt;</text:p>
      <text:p text:style-name="P20">&lt;docentnaam&gt;</text:p>
      <text:p text:style-name="P20">&lt;course / semestergegevens&gt;</text:p>
      <text:p text:style-name="P20"><text:span text:style-name="T3">Versie: </text:span>&lt;versienummer&gt;</text:p>
      <text:p text:style-name="P3"/>
      <text:p text:style-name="P14">Versiebeheer</text:p>
      <table:table table:name="versiebeheer" table:style-name="versiebeheer">
        <table:table-column table:style-name="versiebeheer.A" table:number-columns-repeated="3"/>
        <table:table-column table:style-name="versiebeheer.D"/>
        <table:table-header-rows>
          <table:table-row>
            <table:table-cell table:style-name="versiebeheer.A1" office:value-type="string">
              <text:p text:style-name="P15">Datum</text:p>
            </table:table-cell>
            <table:table-cell table:style-name="versiebeheer.A1" office:value-type="string">
              <text:p text:style-name="P15">Versie</text:p>
            </table:table-cell>
            <table:table-cell table:style-name="versiebeheer.A1" office:value-type="string">
              <text:p text:style-name="P15">Bewerkt Door</text:p>
            </table:table-cell>
            <table:table-cell table:style-name="versiebeheer.D1" office:value-type="string">
              <text:p text:style-name="P15">Aanpassingen</text:p>
            </table:table-cell>
          </table:table-row>
        </table:table-header-rows>
        <table:table-row>
          <table:table-cell table:style-name="versiebeheer.A2" office:value-type="string">
            <text:p text:style-name="P17">01-01-1970</text:p>
          </table:table-cell>
          <table:table-cell table:style-name="versiebeheer.C2" office:value-type="string">
            <text:p text:style-name="P16">0.1</text:p>
          </table:table-cell>
          <table:table-cell table:style-name="versiebeheer.C2" office:value-type="string">
            <text:p text:style-name="P16">Naam Achternaam</text:p>
          </table:table-cell>
          <table:table-cell table:style-name="versiebeheer.D2" office:value-type="string">
            <text:list xml:id="list6472799376678128494" text:style-name="L1">
              <text:list-item>
                <text:p text:style-name="P21">Ding 1</text:p>
              </text:list-item>
              <text:list-item>
                <text:p text:style-name="P21">Ding 2</text:p>
              </text:list-item>
            </text:list>
          </table:table-cell>
        </table:table-row>
      </table:table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Inhoudsopgave</text:p>
          </text:index-title>
          <text:p text:style-name="P12"><text:a xlink:type="simple" xlink:href="#__RefHeading___Toc740_1080522258" text:style-name="Index_20_Link" text:visited-style-name="Index_20_Link">Inleiding<text:tab/>1</text:a></text:p>
        </text:index-body>
      </text:table-of-content>
      <text:p text:style-name="P3"/>
      <text:h text:style-name="P19" text:outline-level="1"><text:bookmark-start text:name="__RefHeading___Toc740_1080522258"/>Inleiding<text:bookmark-end text:name="__RefHeading___Toc740_1080522258"/></text:h>
      <text:p text:style-name="P10">Hier komt de inleiding van dit document te st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1c1c1c" style:font-name="Open Sans" fo:font-family="'Open Sans'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fo:color="#333333" style:font-name="Open Sans" fo:font-family="'Ope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3939c" style:font-name="Open Sans" fo:font-family="'Open Sans'" style:font-style-name="Regular" style:font-family-generic="swiss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737b7e" style:font-name="Open Sans1" fo:font-family="'Open Sans'" style:font-style-name="Bold" style:font-family-generic="swiss" style:font-pitch="variable" fo:font-size="18pt" fo:font-weight="normal" style:font-size-asian="18pt" style:font-size-complex="18pt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end" style:justify-single-word="false" style:page-number="auto" fo:padding="0.05in" fo:border-left="none" fo:border-right="none" fo:border-top="0.06pt solid #80808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 style:font-name="Open Sans" fo:font-family="'Open Sans'" style:font-style-name="Regular" style:font-family-generic="swiss" style:font-pitch="variable" fo:font-style="normal" fo:font-weight="normal" fo:background-color="transparen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3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01%" fo:font-weight="normal" style:font-size-asian="101%" style:font-weight-asian="bold" style:font-size-complex="101%" style:font-weight-complex="600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loext:contextual-spacing="false" fo:text-indent="0in" style:auto-text-indent="false" style:page-number="auto"/>
      <style:text-properties fo:color="#333333" style:font-name="Open Sans2" fo:font-family="'Open Sans'" style:font-style-name="Italic" style:font-family-generic="swiss" style:font-pitch="variable" fo:font-style="italic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737b7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MP4" style:family="paragraph" style:parent-style-name="Footer">
      <style:text-properties officeooo:rsid="003e7641" officeooo:paragraph-rsid="003e7641"/>
    </style:style>
    <style:style style:name="MT1" style:family="text">
      <style:text-properties officeooo:rsid="0022862c"/>
    </style:style>
    <style:style style:name="MT2" style:family="text">
      <style:text-properties officeooo:rsid="002f8b9c"/>
    </style:style>
    <style:style style:name="MT3" style:family="text">
      <style:text-properties officeooo:rsid="0047d4a5"/>
    </style:style>
    <style:page-layout style:name="Mpm1">
      <style:page-layout-properties fo:page-width="8.2701in" fo:page-height="11.6902in" style:num-format="1" style:print-orientation="portrait" fo:margin-top="0.5in" fo:margin-bottom="0.5in" fo:margin-left="0.75in" fo:margin-right="0.75in" style:shadow="none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65in" fo:margin-bottom="0.65in" fo:margin-left="0.7874in" fo:margin-right="0.7874in" style:shadow="none" fo:background-color="transparent" style:writing-mode="lr-tb" draw:fill="none" draw:fill-color="#729fcf" draw:fill-hatch-name="Black_20_0_20_Degrees" draw:fill-hatch-solid="fals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&lt;vaknaam&gt;<text:tab/>&lt;datum&gt;<text:tab/>&lt;versie&gt;</text:p>
      </style:header-first>
      <style:footer>
        <text:p text:style-name="MP2"><text:tab/><text:tab/><text:span text:style-name="MT1">Pagina </text:span><text:span text:style-name="MT1"><text:page-number text:select-page="current">0</text:page-number></text:span><text:span text:style-name="MT1"> van </text:span><text:span text:style-name="MT1"><text:page-count>5</text:page-count></text:span></text:p>
      </style:footer>
      <style:footer-first>
        <text:p text:style-name="MP2"><text:tab/><text:tab/><text:span text:style-name="MT2">Pagina </text:span><text:span text:style-name="MT2"><text:page-number text:select-page="current">0</text:page-number></text:span><text:span text:style-name="MT2"> van </text:span><text:span text:style-name="MT2"><text:page-count>5</text:page-count></text:span></text:p>
      </style:footer-first>
    </style:master-page>
    <style:master-page style:name="First_20_Page" style:display-name="First Page" style:page-layout-name="Mpm2" style:next-style-name="Rapport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Rapport" style:page-layout-name="Mpm5">
      <style:header>
        <text:p text:style-name="MP3">&lt;subtitel&gt;<text:tab/><text:tab/><text:span text:style-name="MT3">Versie: </text:span>&lt;versie&gt;</text:p>
      </style:header>
      <style:footer>
        <text:p text:style-name="MP4">Pagina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28:05.772563761</meta:creation-date>
    <meta:editing-duration>PT6M23S</meta:editing-duration>
    <meta:editing-cycles>9</meta:editing-cycles>
    <meta:generator>LibreOffice/5.2.6.2$Linux_X86_64 LibreOffice_project/20$Build-2</meta:generator>
    <dc:date>2017-04-13T12:38:37.666860627</dc:date>
    <meta:document-statistic meta:table-count="1" meta:image-count="0" meta:object-count="0" meta:page-count="5" meta:paragraph-count="27" meta:word-count="59" meta:character-count="402" meta:non-whitespace-character-count="366"/>
    <meta:template xlink:type="simple" xlink:actuate="onRequest" xlink:title="Rapport" xlink:href="../../.libreoffice-templates/Rapport.ott" meta:date="2016-11-04T12:28:04.944909806"/>
  </office:meta>
</office:document-meta>
</file>